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4">
      <text:list-level-style-bullet text:level="1" text:style-name="WW_CharLFO4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4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4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4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4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4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4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5">
      <text:list-level-style-bullet text:level="1" text:style-name="WW_CharLFO5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5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5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5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5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5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5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4.309in" style:use-optimal-column-width="false"/>
    </style:style>
    <style:style style:name="TableColumn3" style:family="table-column">
      <style:table-column-properties style:column-width="2.3888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 fo:language="hr" fo:country="HR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TableColumn12" style:family="table-column">
      <style:table-column-properties style:column-width="0.0069in" style:use-optimal-column-width="false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Column15" style:family="table-column">
      <style:table-column-properties style:column-width="0.0097in" style:use-optimal-column-width="false"/>
    </style:style>
    <style:style style:name="Table11" style:family="table">
      <style:table-properties style:width="6.702in" fo:margin-left="-0.0069in" table:align="left"/>
    </style:style>
    <style:style style:name="TableRow16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23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27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28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29" style:parent-style-name="TableContents" style:family="paragraph">
      <style:paragraph-properties fo:margin-left="0.3in">
        <style:tab-stops/>
      </style:paragraph-properties>
    </style:style>
    <style:style style:name="T30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</style:style>
    <style:style style:name="T33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3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41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42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43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44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hr" fo:country="HR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end"/>
      <style:text-properties style:font-name="Calibri" fo:color="#00000A" fo:font-size="11pt" style:font-size-asian="11pt" style:font-size-complex="11pt" fo:language="hr" fo:country="H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53" style:parent-style-name="TableContents" style:list-style-name="LFO4" style:family="paragraph">
      <style:text-properties style:font-name="Calibri" fo:color="#00000A" fo:font-size="11pt" style:font-size-asian="11pt" style:font-size-complex="11pt" fo:language="hr" fo:country="HR"/>
    </style:style>
    <style:style style:name="P54" style:parent-style-name="TableContents" style:list-style-name="LFO4" style:family="paragraph"/>
    <style:style style:name="T55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56" style:parent-style-name="DefaultParagraphFont" style:family="text">
      <style:text-properties style:font-name="Calibri" fo:font-style="italic" style:font-style-asian="italic" style:font-style-complex="italic" fo:color="#00000A" fo:font-size="11pt" style:font-size-asian="11pt" style:font-size-complex="11pt" fo:language="hr" fo:country="HR"/>
    </style:style>
    <style:style style:name="T57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P58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hr" fo:country="HR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end"/>
    </style:style>
    <style:style style:name="T61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62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63" style:parent-style-name="DefaultParagraphFont" style:family="text">
      <style:text-properties style:font-name="Calibri" fo:color="#00000A" fo:font-size="11pt" style:font-size-asian="11pt" style:font-size-complex="11pt" fo:language="hr" fo:country="HR"/>
    </style:style>
    <style:style style:name="TableRow64" style:family="table-row">
      <style:table-row-properties style:use-optimal-row-height="false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5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 fo:font-size="11pt" style:font-size-asian="11pt" style:font-size-complex="11pt" fo:language="hr" fo:country="H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73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7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83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end"/>
    </style:style>
    <style:style style:name="T86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9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TableRow93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96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99" style:parent-style-name="TableContents" style:list-style-name="LFO2" style:family="paragraph"/>
    <style:style style:name="T10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0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10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P103" style:parent-style-name="TableContents" style:list-style-name="LFO2" style:family="paragraph"/>
    <style:style style:name="T104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0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106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07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end"/>
    </style:style>
    <style:style style:name="T11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1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3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4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6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7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8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19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2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21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2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124" style:parent-style-name="TableContents" style:list-style-name="LFO2" style:family="paragraph"/>
    <style:style style:name="T12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2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P127" style:parent-style-name="TableContents" style:list-style-name="LFO2" style:family="paragraph"/>
    <style:style style:name="T128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2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end"/>
    </style:style>
    <style:style style:name="T13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3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4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6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37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38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 fo:language="hr" fo:country="HR"/>
    </style:style>
    <style:style style:name="P141" style:parent-style-name="TableContents" style:list-style-name="LFO3" style:family="paragraph"/>
    <style:style style:name="T142" style:parent-style-name="DefaultParagraphFont" style:family="text">
      <style:text-properties style:font-name="Calibri" fo:font-size="11pt" style:font-size-asian="11pt" fo:language="hr" fo:country="HR"/>
    </style:style>
    <style:style style:name="T143" style:parent-style-name="DefaultParagraphFont" style:family="text">
      <style:text-properties style:font-name="Calibri" fo:font-style="italic" style:font-style-asian="italic" style:font-style-complex="italic" fo:font-size="11pt" style:font-size-asian="11pt" fo:language="hr" fo:country="HR"/>
    </style:style>
    <style:style style:name="P144" style:parent-style-name="TableContents" style:list-style-name="LFO3" style:family="paragraph"/>
    <style:style style:name="T14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14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 fo:language="hr" fo:country="HR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49" style:parent-style-name="Normal" style:family="paragraph">
      <style:text-properties text:display="none" fo:language="hr" fo:country="HR"/>
    </style:style>
    <style:style style:name="TableColumn151" style:family="table-column">
      <style:table-column-properties style:column-width="1.5062in" style:use-optimal-column-width="false"/>
    </style:style>
    <style:style style:name="TableColumn152" style:family="table-column">
      <style:table-column-properties style:column-width="5.1888in" style:use-optimal-column-width="false"/>
    </style:style>
    <style:style style:name="Table150" style:family="table">
      <style:table-properties style:width="6.6951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55" style:parent-style-name="DefaultParagraphFont" style:family="text">
      <style:text-properties style:font-name="Calibri" fo:text-transform="uppercase" fo:font-size="14pt" style:font-size-asian="14pt" style:font-size-complex="14pt" fo:language="hr" fo:country="HR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Standard" style:list-style-name="LFO2" style:family="paragraph"/>
    <style:style style:name="T16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6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Standard" style:list-style-name="LFO2" style:family="paragraph"/>
    <style:style style:name="T16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69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70" style:parent-style-name="Standard" style:list-style-name="LFO2" style:family="paragraph"/>
    <style:style style:name="T17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72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73" style:parent-style-name="Standard" style:list-style-name="LFO2" style:family="paragraph"/>
    <style:style style:name="T17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75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76" style:parent-style-name="Standard" style:list-style-name="LFO2" style:family="paragraph"/>
    <style:style style:name="T17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7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7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80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Standard" style:list-style-name="LFO2" style:family="paragraph"/>
    <style:style style:name="T18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187" style:parent-style-name="DefaultParagraphFont" style:family="text">
      <style:text-properties style:font-name="Calibri" fo:font-size="11pt" style:font-size-asian="11pt" style:font-size-complex="11pt" fo:language="hr" fo:country="HR"/>
    </style:style>
    <style:style style:name="P188" style:parent-style-name="Normal" style:family="paragraph">
      <style:text-properties text:display="none" fo:language="hr" fo:country="HR"/>
    </style:style>
    <style:style style:name="TableColumn190" style:family="table-column">
      <style:table-column-properties style:column-width="1.5062in" style:use-optimal-column-width="false"/>
    </style:style>
    <style:style style:name="TableColumn191" style:family="table-column">
      <style:table-column-properties style:column-width="5.1888in" style:use-optimal-column-width="false"/>
    </style:style>
    <style:style style:name="Table189" style:family="table">
      <style:table-properties style:width="6.6951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94" style:parent-style-name="DefaultParagraphFont" style:family="text">
      <style:text-properties style:font-name="Calibri" fo:text-transform="uppercase" fo:font-size="14pt" style:font-size-asian="14pt" style:font-size-complex="14pt" fo:language="hr" fo:country="H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P204" style:parent-style-name="Standard" style:family="paragraph">
      <style:text-properties style:font-name="Calibri" fo:font-size="11pt" style:font-size-asian="11pt" style:font-size-complex="11pt" fo:language="hr" fo:country="HR"/>
    </style:style>
    <style:style style:name="P205" style:parent-style-name="Standard" style:family="paragraph">
      <style:text-properties fo:language="hr" fo:country="H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</table:table-cell>
          <table:table-cell table:style-name="TableCell7">
            <text:p text:style-name="P8">ivan.cindric95@gmail.com</text:p>
            <text:p text:style-name="P9">+385 99 681 5248</text:p>
          </table:table-cell>
        </table:table-row>
      </table:table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>
            <text:p text:style-name="P17"/>
          </table:table-cell>
          <table:table-cell table:style-name="TableCell18" table:number-columns-spanned="3">
            <text:p text:style-name="P17">Radno iskustvo</text:p>
          </table:table-cell>
          <table:covered-table-cell/>
          <table:covered-table-cell/>
        </table:table-row>
        <table:table-row table:style-name="TableRow19">
          <table:table-cell table:style-name="TableCell20" table:number-columns-spanned="3">
            <text:p text:style-name="P21"><text:span text:style-name="T22">Končar Digital, Zagreb, Croatia</text:span><text:span text:style-name="T23"><text:tab/></text:span></text:p>
          </table:table-cell>
          <table:covered-table-cell/>
          <table:covered-table-cell/>
          <table:table-cell>
            <text:p text:style-name="P21"/>
          </table:table-cell>
        </table:table-row>
        <table:table-row table:style-name="TableRow24">
          <table:table-cell table:style-name="TableCell25" table:number-columns-spanned="2">
            <text:p text:style-name="P26">Information Security Officer, voditelj ISMS-a</text:p>
            <text:list text:style-name="LFO4" text:continue-numbering="true">
              <text:list-item>
                <text:p text:style-name="P27">Zadužen za provođenje i održavanje implementacije ISO 27001 standarda</text:p>
              </text:list-item>
              <text:list-item>
                <text:p text:style-name="P28">Voditelj projekta certifikacije po standardu kibernetičke sigurnosti IEC 62443-2-4 za “PROZA STATION” SCADA sustav <text:s/>i IOT platformu “MARS”</text:p>
              </text:list-item>
            </text:list>
            <text:p text:style-name="P29"><text:span text:style-name="T30">→ Python, C#, .NET, Git, Linux, Jira, ISO 27001, IEC 62443</text:span></text:p>
          </table:table-cell>
          <table:covered-table-cell/>
          <table:table-cell table:style-name="TableCell31">
            <text:p text:style-name="P32"><text:span text:style-name="T33">Siječanj 2023 – Danas</text:span></text:p>
          </table:table-cell>
          <table:table-cell>
            <text:p text:style-name="P32"/>
          </table:table-cell>
        </table:table-row>
        <table:table-row table:style-name="TableRow34">
          <table:table-cell table:style-name="TableCell35" table:number-columns-spanned="3">
            <text:p text:style-name="TableContents"><text:span text:style-name="T36">Končar Digital, Zagreb, Croatia</text:span><text:span text:style-name="T37"><text:tab/></text:span></text:p>
          </table:table-cell>
          <table:covered-table-cell/>
          <table:covered-table-cell/>
          <table:table-cell>
            <text:p text:style-name="TableContents"/>
          </table:table-cell>
        </table:table-row>
        <table:table-row table:style-name="TableRow38">
          <table:table-cell table:style-name="TableCell39" table:number-columns-spanned="2">
            <text:p text:style-name="TableContents"><text:span text:style-name="T40">Razvojni inženjer</text:span></text:p>
            <text:list text:style-name="LFO4" text:continue-numbering="true">
              <text:list-item>
                <text:p text:style-name="P41">Rad na PROZA STATION SCADA sustavu</text:p>
              </text:list-item>
              <text:list-item>
                <text:p text:style-name="P42">Rad na raznim projektima vezanih uz kibernetičku sigurnost čiji je cilj bio zaštita kritične infrastrukture; često u kombinaciji s IEC 62443 standardom industrijske kibernetičke sigurnosti</text:p>
              </text:list-item>
              <text:list-item>
                <text:p text:style-name="P43">Implementirao standarde industrijske kibernetičke sigurnosti IEC 62351-3 i 62351-5 u kombinaciji s IEC 60870-5-7</text:p>
              </text:list-item>
            </text:list>
            <text:p text:style-name="P44">→ Python, C#, .NET, Django, Git, Linux, JavaScript, Jira, IEC 62351</text:p>
          </table:table-cell>
          <table:covered-table-cell/>
          <table:table-cell table:style-name="TableCell45">
            <text:p text:style-name="P46">Listopad 2021 – Danas</text:p>
          </table:table-cell>
          <table:table-cell>
            <text:p text:style-name="P46"/>
          </table:table-cell>
        </table:table-row>
        <table:table-row table:style-name="TableRow47">
          <table:table-cell table:style-name="TableCell48" table:number-columns-spanned="3">
            <text:p text:style-name="TableContents"><text:span text:style-name="T49">Končar KET., Zagreb, Croatia</text:span></text:p>
          </table:table-cell>
          <table:covered-table-cell/>
          <table:covered-table-cell/>
          <table:table-cell>
            <text:p text:style-name="TableContents"/>
          </table:table-cell>
        </table:table-row>
        <table:table-row table:style-name="TableRow50">
          <table:table-cell table:style-name="TableCell51" table:number-columns-spanned="2">
            <text:p text:style-name="P52">Razvojni inženjer, pripravnik</text:p>
            <text:list text:style-name="LFO4" text:continue-numbering="true">
              <text:list-item>
                <text:p text:style-name="P53">Rad na PROZA STATION SCADA sustavu i drugim Python projektima<text:s/></text:p>
              </text:list-item>
              <text:list-item>
                <text:p text:style-name="P54"><text:span text:style-name="T55">Izrada MVP SCADA proizvoda koji komunicira<text:s/></text:span><text:span text:style-name="T56">Modbus</text:span><text:span text:style-name="T57"><text:s/>komunikacijskim protokolom sa simulatorom</text:span></text:p>
              </text:list-item>
            </text:list>
            <text:p text:style-name="P58">→ Python, Django, Git, Linux, JavaScript, Jira</text:p>
          </table:table-cell>
          <table:covered-table-cell/>
          <table:table-cell table:style-name="TableCell59">
            <text:p text:style-name="P60"><text:span text:style-name="T61">Lipanj 2020</text:span><text:span text:style-name="T62"><text:s/></text:span><text:span text:style-name="T63"><text:s/>– <text:s/>Listopad 2021</text:span></text:p>
          </table:table-cell>
          <table:table-cell>
            <text:p text:style-name="P60"/>
          </table:table-cell>
        </table:table-row>
        <table:table-row table:style-name="TableRow64">
          <table:table-cell>
            <text:p text:style-name="P65"/>
          </table:table-cell>
          <table:table-cell table:style-name="TableCell66" table:number-columns-spanned="3">
            <text:p text:style-name="P65">Obrazovanje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P69">International Society of Automation (ISA)</text:p>
          </table:table-cell>
          <table:covered-table-cell/>
          <table:covered-table-cell/>
          <table:table-cell>
            <text:p text:style-name="P69"/>
          </table:table-cell>
        </table:table-row>
        <table:table-row table:style-name="TableRow70">
          <table:table-cell table:style-name="TableCell71" table:number-columns-spanned="2">
            <text:p text:style-name="TableContents"><text:span text:style-name="T72">◦<text:s/></text:span><text:span text:style-name="T73">ISA/IEC 62443<text:s/></text:span><text:span text:style-name="T74">Cybersecurity Fundamentals Specialist</text:span></text:p>
          </table:table-cell>
          <table:covered-table-cell/>
          <table:table-cell table:style-name="TableCell75">
            <text:p text:style-name="P76">Srpanj 2023</text:p>
          </table:table-cell>
          <table:table-cell>
            <text:p text:style-name="P76"/>
          </table:table-cell>
        </table:table-row>
        <table:table-row table:style-name="TableRow77">
          <table:table-cell table:style-name="TableCell78" table:number-columns-spanned="3">
            <text:p text:style-name="P79">TÜV NORD, Croatia</text:p>
          </table:table-cell>
          <table:covered-table-cell/>
          <table:covered-table-cell/>
          <table:table-cell>
            <text:p text:style-name="P79"/>
          </table:table-cell>
        </table:table-row>
        <table:table-row table:style-name="TableRow80">
          <table:table-cell table:style-name="TableCell81" table:number-columns-spanned="2">
            <text:p text:style-name="TableContents"><text:span text:style-name="T82">◦<text:s/></text:span><text:span text:style-name="T83">ISO 27001:2022 Vodeći Auditor</text:span></text:p>
          </table:table-cell>
          <table:covered-table-cell/>
          <table:table-cell table:style-name="TableCell84">
            <text:p text:style-name="P85"><text:span text:style-name="T86">Lipanj 2023</text:span></text:p>
          </table:table-cell>
          <table:table-cell>
            <text:p text:style-name="P85"/>
          </table:table-cell>
        </table:table-row>
        <table:table-row table:style-name="TableRow87">
          <table:table-cell table:style-name="TableCell88" table:number-columns-spanned="2">
            <text:p text:style-name="TableContents"><text:span text:style-name="T89">◦<text:s/></text:span><text:span text:style-name="T90">ISO 27001:2022 Interni Auditor</text:span></text:p>
          </table:table-cell>
          <table:covered-table-cell/>
          <table:table-cell table:style-name="TableCell91">
            <text:p text:style-name="P92">Siječanj 2023</text:p>
          </table:table-cell>
          <table:table-cell>
            <text:p text:style-name="P92"/>
          </table:table-cell>
        </table:table-row>
        <table:table-row table:style-name="TableRow93">
          <table:table-cell>
            <text:p text:style-name="P94"/>
          </table:table-cell>
          <table:table-cell table:style-name="TableCell95" table:number-columns-spanned="3">
            <text:p text:style-name="P94">Sveučilište u Zagrebu, Fakultet Elektrotehnike i Računarstva, Hrvatska</text:p>
          </table:table-cell>
          <table:covered-table-cell/>
          <table:covered-table-cell/>
        </table:table-row>
        <table:table-row table:style-name="TableRow96">
          <table:table-cell>
            <text:p text:style-name="P97"/>
          </table:table-cell>
          <table:table-cell table:style-name="TableCell98">
            <text:list text:style-name="LFO2" text:continue-numbering="true">
              <text:list-item>
                <text:p text:style-name="P97">Sveučilišni specijalist informacijske sigurnosti<text:s/>(univ.spec.inf.sec.)</text:p>
                <text:list text:continue-numbering="true">
                  <text:list-item>
                    <text:p text:style-name="P99"><text:span text:style-name="T100">specijalistički rad</text:span><text:span text:style-name="T101">:<text:s/></text:span><text:span text:style-name="T102">Osiguravanje komunikacijskog protokola IEC 60870-5-104 koristeći standarde IEC 62351-3 i IEC 62351-5</text:span></text:p>
                  </text:list-item>
                  <text:list-item>
                    <text:p text:style-name="P103"><text:span text:style-name="T104">relevantni kolegiji:<text:s/></text:span><text:span text:style-name="T105">Analiza rizika</text:span><text:span text:style-name="T106">,<text:s/></text:span><text:span text:style-name="T107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Cell108" table:number-columns-spanned="2">
            <text:p text:style-name="P109"><text:span text:style-name="T110">Siječanj</text:span><text:span text:style-name="T111"><text:s/>2022<text:s/></text:span><text:span text:style-name="T112"><text:s/></text:span><text:span text:style-name="T113">–<text:s/></text:span><text:span text:style-name="T114"><text:s/></text:span><text:span text:style-name="T115">Siječanj</text:span><text:span text:style-name="T116"><text:s/>202</text:span><text:span text:style-name="T117">4</text:span><text:span text:style-name="T118"><text:s/>(</text:span><text:span text:style-name="T119">očekivano</text:span><text:span text:style-name="T120">) <text:s/></text:span></text:p>
          </table:table-cell>
          <table:covered-table-cell/>
        </table:table-row>
        <table:table-row table:style-name="TableRow121">
          <table:table-cell>
            <text:p text:style-name="P122"/>
          </table:table-cell>
          <table:table-cell table:style-name="TableCell123">
            <text:list text:style-name="LFO2" text:continue-numbering="true">
              <text:list-item>
                <text:p text:style-name="P122">Magistar računarstva<text:s/>(mag.ing.comp)</text:p>
                <text:list text:continue-numbering="true">
                  <text:list-item>
                    <text:p text:style-name="P124"><text:span text:style-name="T125">diplomski rad</text:span><text:span text:style-name="T126">: Sustav za raspoznavanje nota u slikama glazbenih notnih zapisa</text:span></text:p>
                  </text:list-item>
                  <text:list-item>
                    <text:p text:style-name="P127"><text:span text:style-name="T128">relevantni kolegiji:</text:span><text:span text:style-name="T129"><text:s/>Sigurnost u internetu, Zaštita i sigurnost informacijskih sustava, Računalna forenzika, Računala i procesi</text:span></text:p>
                  </text:list-item>
                </text:list>
              </text:list-item>
            </text:list>
          </table:table-cell>
          <table:table-cell table:style-name="TableCell130" table:number-columns-spanned="2">
            <text:p text:style-name="P131"><text:span text:style-name="T132"><text:s text:c="5"/></text:span><text:span text:style-name="T133">Rujan 2019<text:s/></text:span><text:span text:style-name="T134"><text:s/></text:span><text:span text:style-name="T135">–<text:s/></text:span><text:span text:style-name="T136"><text:s/></text:span><text:span text:style-name="T137">Srpanj 2021 <text:s/></text:span></text:p>
          </table:table-cell>
          <table:covered-table-cell/>
        </table:table-row>
        <text:soft-page-break/>
        <table:table-row table:style-name="TableRow138">
          <table:table-cell>
            <text:p text:style-name="P139"/>
          </table:table-cell>
          <table:table-cell table:style-name="TableCell140">
            <text:list text:style-name="LFO3" text:continue-numbering="true">
              <text:list-item>
                <text:p text:style-name="P139">Sveučilišni prvostupnik inženjer računarstva<text:s/>(univ.bacc.ing.comp.)</text:p>
                <text:list text:continue-numbering="true">
                  <text:list-item>
                    <text:p text:style-name="P141"><text:span text:style-name="T142">završni rad:<text:s/></text:span><text:span text:style-name="T143">Simulator arhitekture jednostavnog računala</text:span></text:p>
                  </text:list-item>
                  <text:list-item>
                    <text:p text:style-name="P144"><text:span text:style-name="T145">relevantni kolegiji:<text:s/></text:span><text:span text:style-name="T146">Arhitektura računala, Ugradbeni računalni sustavi, Otvoreno računarstvo, 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Cell147" table:number-columns-spanned="2">
            <text:p text:style-name="P148"><text:s text:c="6"/>Rujan 2014<text:s/><text:s/>–<text:s/><text:s/>Srpanj 2019</text:p>
          </table:table-cell>
          <table:covered-table-cell/>
        </table:table-row>
      </table:table>
      <text:p text:style-name="P149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 table:number-columns-spanned="2">
            <text:p text:style-name="TableContents"><text:span text:style-name="T155">tehničke vještine</text:span></text:p>
          </table:table-cell>
          <table:covered-table-cell/>
        </table:table-row>
        <table:table-row table:style-name="TableRow156">
          <table:table-cell table:style-name="TableCell157">
            <text:p text:style-name="P158">Napredno znanje</text:p>
          </table:table-cell>
          <table:table-cell table:style-name="TableCell159">
            <text:list text:style-name="LFO2" text:continue-numbering="true">
              <text:list-item>
                <text:p text:style-name="P160"><text:span text:style-name="T161">Python<text:s/></text:span><text:span text:style-name="T162">- korišteno na sveučilišnim kolegijima, tijekom prakse, poslovno i privatno</text:span></text:p>
              </text:list-item>
            </text:list>
          </table:table-cell>
        </table:table-row>
        <table:table-row table:style-name="TableRow163">
          <table:table-cell table:style-name="TableCell164">
            <text:p text:style-name="P165">Srednje znanje</text:p>
          </table:table-cell>
          <table:table-cell table:style-name="TableCell166">
            <text:list text:style-name="LFO2" text:continue-numbering="true">
              <text:list-item>
                <text:p text:style-name="P167"><text:span text:style-name="T168">GIT, JavaScript<text:s/></text:span><text:span text:style-name="T169">- korišteno na sveučilišnim kolegijima, tijekom prakse, poslovno i privatno</text:span></text:p>
              </text:list-item>
              <text:list-item>
                <text:p text:style-name="P170"><text:span text:style-name="T171">C#, .NET<text:s/></text:span><text:span text:style-name="T172">– korišteno poslovno na raznim razvojnim projektima</text:span></text:p>
              </text:list-item>
              <text:list-item>
                <text:p text:style-name="P173"><text:span text:style-name="T174">ISO 27001, IEC 62351-3, IEC 62351-5, IEC 62443-2-4</text:span><text:span text:style-name="T175"><text:s/>– korišteno poslovno tijekom implementacije i održavanja navedenih standarda</text:span></text:p>
              </text:list-item>
              <text:list-item>
                <text:p text:style-name="P176"><text:span text:style-name="T177">Analiza rizika</text:span><text:span text:style-name="T178">,<text:s/></text:span><text:span text:style-name="T179">Digitalna forenzika</text:span><text:span text:style-name="T180">– korišteno poslovno na raznim sigurnosnim projektima</text:span>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Osnovno znanje</text:p>
          </table:table-cell>
          <table:table-cell table:style-name="TableCell184">
            <text:list text:style-name="LFO2" text:continue-numbering="true">
              <text:list-item>
                <text:p text:style-name="P185"><text:span text:style-name="T186">HTML, CSS, Java, C<text:s/></text:span><text:span text:style-name="T187">- korišteno na sveučilišnim kolegijima, tijekom prakse, poslovno i privatno</text:span></text:p>
              </text:list-item>
            </text:list>
          </table:table-cell>
        </table:table-row>
      </table:table>
      <text:p text:style-name="P188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2">
            <text:p text:style-name="TableContents"><text:span text:style-name="T194">Druge vještine</text:span></text:p>
          </table:table-cell>
          <table:covered-table-cell/>
        </table:table-row>
        <table:table-row table:style-name="TableRow195">
          <table:table-cell table:style-name="TableCell196">
            <text:p text:style-name="P197">Jezici</text:p>
          </table:table-cell>
          <table:table-cell table:style-name="TableCell198">
            <text:p text:style-name="P199">Hrvatski (materinji), Engleski (napredno)</text:p>
          </table:table-cell>
        </table:table-row>
        <table:table-row table:style-name="TableRow200">
          <table:table-cell table:style-name="TableCell201">
            <text:p text:style-name="P202">Vozačka dozvola</text:p>
          </table:table-cell>
          <table:table-cell table:style-name="TableCell203">
            <text:p text:style-name="P204">B kategorija</text:p>
          </table:table-cell>
        </table:table-row>
      </table:table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style style:name="WW_CharLFO4LVL1" style:family="text">
      <style:text-properties style:font-name="Segoe UI" style:font-name-asian="OpenSymbol" style:font-name-complex="OpenSymbol"/>
    </style:style>
    <style:style style:name="WW_CharLFO4LVL2" style:family="text">
      <style:text-properties style:font-name="Segoe UI" style:font-name-asian="OpenSymbol" style:font-name-complex="OpenSymbol"/>
    </style:style>
    <style:style style:name="WW_CharLFO4LVL3" style:family="text">
      <style:text-properties style:font-name="Segoe UI" style:font-name-asian="OpenSymbol" style:font-name-complex="OpenSymbol"/>
    </style:style>
    <style:style style:name="WW_CharLFO4LVL4" style:family="text">
      <style:text-properties style:font-name="Segoe UI" style:font-name-asian="OpenSymbol" style:font-name-complex="OpenSymbol"/>
    </style:style>
    <style:style style:name="WW_CharLFO4LVL5" style:family="text">
      <style:text-properties style:font-name="Segoe UI" style:font-name-asian="OpenSymbol" style:font-name-complex="OpenSymbol"/>
    </style:style>
    <style:style style:name="WW_CharLFO4LVL6" style:family="text">
      <style:text-properties style:font-name="Segoe UI" style:font-name-asian="OpenSymbol" style:font-name-complex="OpenSymbol"/>
    </style:style>
    <style:style style:name="WW_CharLFO4LVL7" style:family="text">
      <style:text-properties style:font-name="Segoe UI" style:font-name-asian="OpenSymbol" style:font-name-complex="OpenSymbol"/>
    </style:style>
    <style:style style:name="WW_CharLFO4LVL8" style:family="text">
      <style:text-properties style:font-name="Segoe UI" style:font-name-asian="OpenSymbol" style:font-name-complex="OpenSymbol"/>
    </style:style>
    <style:style style:name="WW_CharLFO4LVL9" style:family="text">
      <style:text-properties style:font-name="Segoe UI" style:font-name-asian="OpenSymbol" style:font-name-complex="OpenSymbol"/>
    </style:style>
    <style:style style:name="WW_CharLFO5LVL1" style:family="text">
      <style:text-properties style:font-name="Segoe UI" style:font-name-asian="OpenSymbol" style:font-name-complex="OpenSymbol"/>
    </style:style>
    <style:style style:name="WW_CharLFO5LVL2" style:family="text">
      <style:text-properties style:font-name="Segoe UI" style:font-name-asian="OpenSymbol" style:font-name-complex="OpenSymbol"/>
    </style:style>
    <style:style style:name="WW_CharLFO5LVL3" style:family="text">
      <style:text-properties style:font-name="Segoe UI" style:font-name-asian="OpenSymbol" style:font-name-complex="OpenSymbol"/>
    </style:style>
    <style:style style:name="WW_CharLFO5LVL4" style:family="text">
      <style:text-properties style:font-name="Segoe UI" style:font-name-asian="OpenSymbol" style:font-name-complex="OpenSymbol"/>
    </style:style>
    <style:style style:name="WW_CharLFO5LVL5" style:family="text">
      <style:text-properties style:font-name="Segoe UI" style:font-name-asian="OpenSymbol" style:font-name-complex="OpenSymbol"/>
    </style:style>
    <style:style style:name="WW_CharLFO5LVL6" style:family="text">
      <style:text-properties style:font-name="Segoe UI" style:font-name-asian="OpenSymbol" style:font-name-complex="OpenSymbol"/>
    </style:style>
    <style:style style:name="WW_CharLFO5LVL7" style:family="text">
      <style:text-properties style:font-name="Segoe UI" style:font-name-asian="OpenSymbol" style:font-name-complex="OpenSymbol"/>
    </style:style>
    <style:style style:name="WW_CharLFO5LVL8" style:family="text">
      <style:text-properties style:font-name="Segoe UI" style:font-name-asian="OpenSymbol" style:font-name-complex="OpenSymbol"/>
    </style:style>
    <style:style style:name="WW_CharLFO5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4">
      <text:list-level-style-bullet text:level="1" text:style-name="WW_CharLFO4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4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4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4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4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4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4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5">
      <text:list-level-style-bullet text:level="1" text:style-name="WW_CharLFO5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5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5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5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5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5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5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47:00Z</dc:date>
    <meta:template xlink:href="Normal.dotm" xlink:type="simple"/>
    <meta:editing-cycles>1</meta:editing-cycles>
    <meta:editing-duration>PT104100S</meta:editing-duration>
    <meta:document-statistic meta:page-count="2" meta:paragraph-count="6" meta:word-count="478" meta:character-count="3203" meta:row-count="22" meta:non-whitespace-character-count="2731"/>
  </office:meta>
</office:document-meta>
</file>